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automatic-styles>
    <style:style style:name="T1" style:family="text">
      <style:text-properties officeooo:rsid="001419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Write a C# console application to read a user input as either word or sentence and display each</text:p>
      <text:p text:style-name="Standard">word in sorted order with length of each word.</text:p>
      <text:p text:style-name="Standard"/>
      <text:p text:style-name="Standard">namespace wordLength</text:p>
      <text:p text:style-name="Standard">{</text:p>
      <text:p text:style-name="Standard"><text:s text:c="4"/>internal 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Console.WriteLine("Enter the string");</text:p>
      <text:p text:style-name="Standard"><text:s text:c="12"/>string str = Console.ReadLine();</text:p>
      <text:p text:style-name="Standard"><text:s text:c="12"/>string[] chArr = str.Split(" ");</text:p>
      <text:p text:style-name="Standard"><text:s text:c="12"/>for(int i=0;i&lt;chArr.Length;i++)</text:p>
      <text:p text:style-name="Standard"><text:s text:c="12"/>{</text:p>
      <text:p text:style-name="Standard"><text:s text:c="16"/>for(int j=0;j&lt;chArr.Length - i - 1;j++)</text:p>
      <text:p text:style-name="Standard"><text:s text:c="16"/>{</text:p>
      <text:p text:style-name="Standard"><text:s text:c="20"/>if (chArr[j].Length &gt; chArr[j + 1].Length)</text:p>
      <text:p text:style-name="Standard"><text:s text:c="20"/>{</text:p>
      <text:p text:style-name="Standard"><text:s text:c="24"/>string temp = chArr[j];</text:p>
      <text:p text:style-name="Standard"><text:s text:c="24"/>chArr[j] = chArr[j+1];</text:p>
      <text:p text:style-name="Standard"><text:s text:c="24"/>chArr[j+1] = temp;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12"/>foreach(string ch in chArr ) { </text:p>
      <text:p text:style-name="Standard"><text:s text:c="16"/>Console.Write(ch + ch.Length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Write a C# console application to create Item class with Ino, Iname, Rate, Qty and Amount.</text:p>
      <text:p text:style-name="Standard">Calculate Amount using an appropriate method. Create an array of 5 Item objects. Display the</text:p>
      <text:p text:style-name="Standard">details of Item objects in the descending order of Amount.</text:p>
      <text:p text:style-name="Standard"/>
      <text:p text:style-name="Standard">namespace ItemClass</text:p>
      <text:p text:style-name="Standard">{</text:p>
      <text:p text:style-name="Standard"/>
      <text:p text:style-name="Standard"><text:s text:c="4"/>public class Item</text:p>
      <text:p text:style-name="Standard"><text:s text:c="4"/>{</text:p>
      <text:p text:style-name="Standard"><text:s text:c="8"/>int ino, rate, qty, amount;</text:p>
      <text:p text:style-name="Standard"><text:s text:c="8"/>string itemName;</text:p>
      <text:p text:style-name="Standard"><text:s text:c="8"/>public void setData()</text:p>
      <text:p text:style-name="Standard"><text:s text:c="8"/>{</text:p>
      <text:p text:style-name="Standard"><text:s text:c="12"/>Console.WriteLine("Enter the item name");</text:p>
      <text:p text:style-name="Standard"><text:s text:c="12"/>itemName = Console.ReadLine();</text:p>
      <text:p text:style-name="Standard"><text:s text:c="12"/>Console.WriteLine("Enter the item no");</text:p>
      <text:p text:style-name="Standard"><text:s text:c="12"/>ino = Convert.ToInt32(Console.ReadLine());</text:p>
      <text:p text:style-name="Standard"><text:s text:c="12"/>Console.WriteLine("Enter the rate");</text:p>
      <text:p text:style-name="Standard"><text:s text:c="12"/>rate = Convert.ToInt32(Console.ReadLine());</text:p>
      <text:p text:style-name="Standard"><text:s text:c="12"/>Console.WriteLine("Enter the Quantity");</text:p>
      <text:p text:style-name="Standard"><text:s text:c="12"/>qty = Convert.ToInt32(Console.ReadLine());</text:p>
      <text:p text:style-name="Standard"><text:s text:c="12"/>amount = rate * qty;</text:p>
      <text:p text:style-name="Standard"><text:s text:c="8"/>}</text:p>
      <text:p text:style-name="Standard"><text:s text:c="8"/>public void getData()</text:p>
      <text:p text:style-name="Standard"><text:s text:c="8"/>{</text:p>
      <text:p text:style-name="Standard"><text:s text:c="12"/>Console.WriteLine("Item no = " + ino);</text:p>
      <text:p text:style-name="Standard"><text:s text:c="12"/>Console.WriteLine("Item name = " + itemName);</text:p>
      <text:p text:style-name="Standard"><text:s text:c="12"/>Console.WriteLine("Item rate = " + rate);</text:p>
      <text:p text:style-name="Standard"><text:s text:c="12"/>Console.WriteLine("Item quantity = " + qty);</text:p>
      <text:p text:style-name="Standard"><text:s text:c="12"/>Console.WriteLine("Amount = " + amount);</text:p>
      <text:p text:style-name="Standard"><text:s text:c="8"/>}</text:p>
      <text:p text:style-name="Standard"><text:s text:c="8"/>public bool checkGreat(Item item)</text:p>
      <text:p text:style-name="Standard"><text:s text:c="8"/>{</text:p>
      <text:p text:style-name="Standard"><text:s text:c="12"/>return amount &lt; item.amount;</text:p>
      <text:p text:style-name="Standard"><text:s text:c="8"/>}</text:p>
      <text:p text:style-name="Standard"><text:s text:c="4"/>}</text:p>
      <text:p text:style-name="Standard"/>
      <text:p text:style-name="Standard"/>
      <text:p text:style-name="Standard"><text:s text:c="4"/>internal 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tem[] item = new Item[5];</text:p>
      <text:p text:style-name="Standard"/>
      <text:p text:style-name="Standard"><text:s text:c="12"/>for (int i = 0; i &lt; 5; i++)</text:p>
      <text:p text:style-name="Standard"><text:s text:c="12"/>{</text:p>
      <text:p text:style-name="Standard"><text:s text:c="16"/>item[i] = new Item();</text:p>
      <text:p text:style-name="Standard"><text:s text:c="16"/>item[i].setData();</text:p>
      <text:p text:style-name="Standard"><text:s text:c="12"/>}</text:p>
      <text:p text:style-name="Standard"><text:s text:c="12"/>for (int i = 0; i &lt; 5; i++)</text:p>
      <text:p text:style-name="Standard"><text:s text:c="12"/>{</text:p>
      <text:p text:style-name="Standard"><text:s text:c="16"/>for (int j = 0; j &lt; 5 - i - 1; j++)</text:p>
      <text:p text:style-name="Standard"><text:soft-page-break/><text:s text:c="16"/>{</text:p>
      <text:p text:style-name="Standard"><text:s text:c="20"/>if (item[j].checkGreat(item[j + 1]))</text:p>
      <text:p text:style-name="Standard"><text:s text:c="20"/>{</text:p>
      <text:p text:style-name="Standard"><text:s text:c="24"/>Item item1 = item[j];</text:p>
      <text:p text:style-name="Standard"><text:s text:c="24"/>item[j] = item[j + 1];</text:p>
      <text:p text:style-name="Standard"><text:s text:c="24"/>item[j + 1] = item1;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12"/>for (int i = 0; i &lt; 5; i++)</text:p>
      <text:p text:style-name="Standard"><text:s text:c="12"/>{</text:p>
      <text:p text:style-name="Standard"><text:s text:c="16"/>item[i].getData(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3.</text:span>Write a C# program to show class and object creation(student class)</text:p>
      <text:p text:style-name="Standard"/>
      <text:p text:style-name="Standard">class Student</text:p>
      <text:p text:style-name="Standard">{</text:p>
      <text:p text:style-name="Standard"><text:s text:c="4"/>string Name;</text:p>
      <text:p text:style-name="Standard"><text:s text:c="4"/>int Age;</text:p>
      <text:p text:style-name="Standard"><text:s text:c="4"/>string Grade;</text:p>
      <text:p text:style-name="Standard"/>
      <text:p text:style-name="Standard"><text:s text:c="4"/>public Student(string name, int age, string grade)</text:p>
      <text:p text:style-name="Standard"><text:s text:c="4"/>{</text:p>
      <text:p text:style-name="Standard"><text:s text:c="8"/>Name = name;</text:p>
      <text:p text:style-name="Standard"><text:s text:c="8"/>Age = age;</text:p>
      <text:p text:style-name="Standard"><text:s text:c="8"/>Grade = grade;</text:p>
      <text:p text:style-name="Standard"><text:s text:c="4"/>}</text:p>
      <text:p text:style-name="Standard"/>
      <text:p text:style-name="Standard"><text:s text:c="4"/>public void displayStudents()</text:p>
      <text:p text:style-name="Standard"><text:s text:c="4"/>{</text:p>
      <text:p text:style-name="Standard"><text:s text:c="8"/>Console.WriteLine(Name + ", " + Age + ", " + Grade);</text:p>
      <text:p text:style-name="Standard"><text:s text:c="4"/>}</text:p>
      <text:p text:style-name="Standard">}</text:p>
      <text:p text:style-name="Standard"/>
      <text:p text:style-name="Standard">class Program</text:p>
      <text:p text:style-name="Standard">{</text:p>
      <text:p text:style-name="Standard"><text:s text:c="4"/>static void Main(string[] args)</text:p>
      <text:p text:style-name="Standard"><text:s text:c="4"/>{</text:p>
      <text:p text:style-name="Standard"><text:s text:c="8"/>Student student1 = new Student("John Smith", 18, "A");</text:p>
      <text:p text:style-name="Standard"><text:s text:c="8"/>Student student2 = new Student("Jane Doe", 19, "B");</text:p>
      <text:p text:style-name="Standard"><text:s text:c="8"/>student1.displayStudents();</text:p>
      <text:p text:style-name="Standard"><text:s text:c="8"/>student2.displayStudents(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Write a C# program to demonstrate the concept of Inheritance and constructor.</text:p>
      <text:p text:style-name="Standard"/>
      <text:p text:style-name="Standard">class Person</text:p>
      <text:p text:style-name="Standard">{</text:p>
      <text:p text:style-name="Standard"><text:s text:c="4"/>public string Name;</text:p>
      <text:p text:style-name="Standard"><text:s text:c="4"/>public int Age;</text:p>
      <text:p text:style-name="Standard"/>
      <text:p text:style-name="Standard"><text:s text:c="4"/>public Person(string name, int age)</text:p>
      <text:p text:style-name="Standard"><text:s text:c="4"/>{</text:p>
      <text:p text:style-name="Standard"><text:s text:c="8"/>Name = name;</text:p>
      <text:p text:style-name="Standard"><text:s text:c="8"/>Age = age;</text:p>
      <text:p text:style-name="Standard"><text:s text:c="4"/>}</text:p>
      <text:p text:style-name="Standard"/>
      <text:p text:style-name="Standard"><text:s text:c="4"/>public void displayData()</text:p>
      <text:p text:style-name="Standard"><text:s text:c="4"/>{</text:p>
      <text:p text:style-name="Standard"><text:s text:c="8"/>Console.WriteLine("Name: " + Name);</text:p>
      <text:p text:style-name="Standard"><text:s text:c="8"/>Console.WriteLine("Age: " + Age);</text:p>
      <text:p text:style-name="Standard"><text:s text:c="4"/>}</text:p>
      <text:p text:style-name="Standard">}</text:p>
      <text:p text:style-name="Standard"/>
      <text:p text:style-name="Standard">class Student : Person</text:p>
      <text:p text:style-name="Standard">{</text:p>
      <text:p text:style-name="Standard"><text:s text:c="4"/>public string School;</text:p>
      <text:p text:style-name="Standard"/>
      <text:p text:style-name="Standard"><text:s text:c="4"/>public Student(string name, int age, string school) : base(name, age)</text:p>
      <text:p text:style-name="Standard"><text:s text:c="4"/>{</text:p>
      <text:p text:style-name="Standard"><text:s text:c="8"/>School = school;</text:p>
      <text:p text:style-name="Standard"><text:s text:c="4"/>}</text:p>
      <text:p text:style-name="Standard"/>
      <text:p text:style-name="Standard"><text:s text:c="4"/>public void displayData()</text:p>
      <text:p text:style-name="Standard"><text:s text:c="4"/>{</text:p>
      <text:p text:style-name="Standard"><text:s text:c="8"/>base.displayData();</text:p>
      <text:p text:style-name="Standard"><text:s text:c="8"/>Console.WriteLine("School: " + School);</text:p>
      <text:p text:style-name="Standard"><text:s text:c="4"/>}</text:p>
      <text:p text:style-name="Standard">}</text:p>
      <text:p text:style-name="Standard"/>
      <text:p text:style-name="Standard">class Program</text:p>
      <text:p text:style-name="Standard">{</text:p>
      <text:p text:style-name="Standard"><text:s text:c="4"/>static void Main(string[] args)</text:p>
      <text:p text:style-name="Standard"><text:s text:c="4"/>{</text:p>
      <text:p text:style-name="Standard"><text:s text:c="8"/>Student student = new Student("John Doe", 20, "ABC High School");</text:p>
      <text:p text:style-name="Standard"><text:s text:c="8"/>student.displayData(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Program to Demonstrate the concept of Polymorphism via Method Overloading (Function</text:p>
      <text:p text:style-name="Standard">overloading/Static polymorphism/early binding).</text:p>
      <text:p text:style-name="Standard"/>
      <text:p text:style-name="Standard">class Calculator</text:p>
      <text:p text:style-name="Standard">{</text:p>
      <text:p text:style-name="Standard"><text:s text:c="4"/>public int Add(int a, int b)</text:p>
      <text:p text:style-name="Standard"><text:s text:c="4"/>{</text:p>
      <text:p text:style-name="Standard"><text:s text:c="8"/>return a + b;</text:p>
      <text:p text:style-name="Standard"><text:s text:c="4"/>}</text:p>
      <text:p text:style-name="Standard"/>
      <text:p text:style-name="Standard"><text:s text:c="4"/>public int Add(int a, int b, int c)</text:p>
      <text:p text:style-name="Standard"><text:s text:c="4"/>{</text:p>
      <text:p text:style-name="Standard"><text:s text:c="8"/>return a + b + c;</text:p>
      <text:p text:style-name="Standard"><text:s text:c="4"/>}</text:p>
      <text:p text:style-name="Standard"/>
      <text:p text:style-name="Standard"><text:s text:c="4"/>public double Add(double a, double b)</text:p>
      <text:p text:style-name="Standard"><text:s text:c="4"/>{</text:p>
      <text:p text:style-name="Standard"><text:s text:c="8"/>return a + b;</text:p>
      <text:p text:style-name="Standard"><text:s text:c="4"/>}</text:p>
      <text:p text:style-name="Standard">}</text:p>
      <text:p text:style-name="Standard"/>
      <text:p text:style-name="Standard">class Program</text:p>
      <text:p text:style-name="Standard">{</text:p>
      <text:p text:style-name="Standard"><text:s text:c="4"/>static void Main(string[] args)</text:p>
      <text:p text:style-name="Standard"><text:s text:c="4"/>{</text:p>
      <text:p text:style-name="Standard"><text:s text:c="8"/>Calculator calculator = new Calculator();</text:p>
      <text:p text:style-name="Standard"><text:s text:c="8"/>Console.WriteLine(calculator.Add(1, 2));</text:p>
      <text:p text:style-name="Standard"><text:s text:c="8"/>Console.WriteLine(calculator.Add(1, 2, 3));</text:p>
      <text:p text:style-name="Standard"><text:s text:c="8"/>Console.WriteLine(calculator.Add(1.5, 2.5)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6.</text:span>Write a C# program to demonstrate the concept of Polymorphism via Method Overriding/</text:p>
      <text:p text:style-name="Standard">Dynamic method dispatch [run time polymorphism (shape class)] and Abstract class.</text:p>
      <text:p text:style-name="Standard"/>
      <text:p text:style-name="Standard">abstract class Shape</text:p>
      <text:p text:style-name="Standard">{</text:p>
      <text:p text:style-name="Standard"><text:s text:c="4"/>public abstract double GetArea();</text:p>
      <text:p text:style-name="Standard">}</text:p>
      <text:p text:style-name="Standard"/>
      <text:p text:style-name="Standard">class Square : Shape</text:p>
      <text:p text:style-name="Standard">{</text:p>
      <text:p text:style-name="Standard"><text:s text:c="4"/>public double Side;</text:p>
      <text:p text:style-name="Standard"/>
      <text:p text:style-name="Standard"><text:s text:c="4"/>public Square(double side)</text:p>
      <text:p text:style-name="Standard"><text:s text:c="4"/>{</text:p>
      <text:p text:style-name="Standard"><text:s text:c="8"/>Side = side;</text:p>
      <text:p text:style-name="Standard"><text:s text:c="4"/>}</text:p>
      <text:p text:style-name="Standard"/>
      <text:p text:style-name="Standard"><text:s text:c="4"/>public override double GetArea()</text:p>
      <text:p text:style-name="Standard"><text:s text:c="4"/>{</text:p>
      <text:p text:style-name="Standard"><text:s text:c="8"/>return Side * Side;</text:p>
      <text:p text:style-name="Standard"><text:s text:c="4"/>}</text:p>
      <text:p text:style-name="Standard">}</text:p>
      <text:p text:style-name="Standard"/>
      <text:p text:style-name="Standard">class Circle : Shape</text:p>
      <text:p text:style-name="Standard">{</text:p>
      <text:p text:style-name="Standard"><text:s text:c="4"/>public double Radius;</text:p>
      <text:p text:style-name="Standard"/>
      <text:p text:style-name="Standard"><text:s text:c="4"/>public Circle(double radius)</text:p>
      <text:p text:style-name="Standard"><text:s text:c="4"/>{</text:p>
      <text:p text:style-name="Standard"><text:s text:c="8"/>Radius = radius;</text:p>
      <text:p text:style-name="Standard"><text:s text:c="4"/>}</text:p>
      <text:p text:style-name="Standard"/>
      <text:p text:style-name="Standard"><text:s text:c="4"/>public override double GetArea()</text:p>
      <text:p text:style-name="Standard"><text:s text:c="4"/>{</text:p>
      <text:p text:style-name="Standard"><text:s text:c="8"/>return Math.PI * Radius * Radius;</text:p>
      <text:p text:style-name="Standard"><text:s text:c="4"/>}</text:p>
      <text:p text:style-name="Standard">}</text:p>
      <text:p text:style-name="Standard"/>
      <text:p text:style-name="Standard">class Program</text:p>
      <text:p text:style-name="Standard">{</text:p>
      <text:p text:style-name="Standard"><text:s text:c="4"/>static void Main(string[] args)</text:p>
      <text:p text:style-name="Standard"><text:s text:c="4"/>{</text:p>
      <text:p text:style-name="Standard"><text:s text:c="8"/>Shape shape1 = new Square(5);</text:p>
      <text:p text:style-name="Standard"><text:s text:c="8"/>Shape shape2 = new Circle(2.5);</text:p>
      <text:p text:style-name="Standard"/>
      <text:p text:style-name="Standard"><text:s text:c="8"/>Console.WriteLine("Area of square: " + shape1.GetArea());</text:p>
      <text:p text:style-name="Standard"><text:s text:c="8"/>Console.WriteLine("Area of circle: " + shape2.GetArea()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><text:soft-page-break/><text:span text:style-name="T1">7.</text:span>Write a C# program to demonstrate the concept of Interface.</text:p>
      <text:p text:style-name="Standard"/>
      <text:p text:style-name="Standard">interface IMovable</text:p>
      <text:p text:style-name="Standard">{</text:p>
      <text:p text:style-name="Standard"><text:s text:c="4"/>void Move();</text:p>
      <text:p text:style-name="Standard">}</text:p>
      <text:p text:style-name="Standard"/>
      <text:p text:style-name="Standard">class Car : IMovable</text:p>
      <text:p text:style-name="Standard">{</text:p>
      <text:p text:style-name="Standard"><text:s text:c="4"/>public int CurrentSpeed { get; set; }</text:p>
      <text:p text:style-name="Standard"/>
      <text:p text:style-name="Standard"><text:s text:c="4"/>public void Move()</text:p>
      <text:p text:style-name="Standard"><text:s text:c="4"/>{</text:p>
      <text:p text:style-name="Standard"><text:s text:c="8"/>CurrentSpeed += 10;</text:p>
      <text:p text:style-name="Standard"><text:s text:c="8"/>Console.WriteLine("Car is moving at " + CurrentSpeed + " km/h.");</text:p>
      <text:p text:style-name="Standard"><text:s text:c="4"/>}</text:p>
      <text:p text:style-name="Standard">}</text:p>
      <text:p text:style-name="Standard"/>
      <text:p text:style-name="Standard">class Person : IMovable</text:p>
      <text:p text:style-name="Standard">{</text:p>
      <text:p text:style-name="Standard"><text:s text:c="4"/>public int CurrentSteps { get; set; }</text:p>
      <text:p text:style-name="Standard"/>
      <text:p text:style-name="Standard"><text:s text:c="4"/>public void Move()</text:p>
      <text:p text:style-name="Standard"><text:s text:c="4"/>{</text:p>
      <text:p text:style-name="Standard"><text:s text:c="8"/>CurrentSteps++;</text:p>
      <text:p text:style-name="Standard"><text:s text:c="8"/>Console.WriteLine("Person has taken " + CurrentSteps + " steps.");</text:p>
      <text:p text:style-name="Standard"><text:s text:c="4"/>}</text:p>
      <text:p text:style-name="Standard">}</text:p>
      <text:p text:style-name="Standard"/>
      <text:p text:style-name="Standard">class Program</text:p>
      <text:p text:style-name="Standard">{</text:p>
      <text:p text:style-name="Standard"><text:s text:c="4"/>static void Main(string[] args)</text:p>
      <text:p text:style-name="Standard"><text:s text:c="4"/>{</text:p>
      <text:p text:style-name="Standard"><text:s text:c="8"/>IMovable car = new Car();</text:p>
      <text:p text:style-name="Standard"><text:s text:c="8"/>car.Move();</text:p>
      <text:p text:style-name="Standard"/>
      <text:p text:style-name="Standard"><text:s text:c="8"/>IMovable person = new Person();</text:p>
      <text:p text:style-name="Standard"><text:s text:c="8"/>person.Move();</text:p>
      <text:p text:style-name="Standard"><text:s text:c="8"/>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8.</text:span>Write a C# program to demonstrate the concept of Exception Handling and user defined</text:p>
      <text:p text:style-name="Standard">exception.</text:p>
      <text:p text:style-name="Standard"/>
      <text:p text:style-name="Standard">class InvalidAgeException : Exception</text:p>
      <text:p text:style-name="Standard">{</text:p>
      <text:p text:style-name="Standard"><text:s text:c="4"/>public InvalidAgeException(string message) : base(message)</text:p>
      <text:p text:style-name="Standard"><text:s text:c="4"/>{</text:p>
      <text:p text:style-name="Standard"><text:s text:c="4"/>}</text:p>
      <text:p text:style-name="Standard">}</text:p>
      <text:p text:style-name="Standard"/>
      <text:p text:style-name="Standard">class Person</text:p>
      <text:p text:style-name="Standard">{</text:p>
      <text:p text:style-name="Standard"><text:s text:c="4"/>public int Age;</text:p>
      <text:p text:style-name="Standard"/>
      <text:p text:style-name="Standard"><text:s text:c="4"/>public void SetAge(int age)</text:p>
      <text:p text:style-name="Standard"><text:s text:c="4"/>{</text:p>
      <text:p text:style-name="Standard"><text:s text:c="8"/>if (age &lt; 0)</text:p>
      <text:p text:style-name="Standard"><text:s text:c="8"/>{</text:p>
      <text:p text:style-name="Standard"><text:s text:c="12"/>throw new InvalidAgeException("Age cannot be negative.");</text:p>
      <text:p text:style-name="Standard"><text:s text:c="8"/>}</text:p>
      <text:p text:style-name="Standard"/>
      <text:p text:style-name="Standard"><text:s text:c="8"/>Age = age;</text:p>
      <text:p text:style-name="Standard"><text:s text:c="4"/>}</text:p>
      <text:p text:style-name="Standard">}</text:p>
      <text:p text:style-name="Standard"/>
      <text:p text:style-name="Standard">class Program</text:p>
      <text:p text:style-name="Standard">{</text:p>
      <text:p text:style-name="Standard"><text:s text:c="4"/>static void Main(string[] args)</text:p>
      <text:p text:style-name="Standard"><text:s text:c="4"/>{</text:p>
      <text:p text:style-name="Standard"><text:s text:c="8"/>Person person = new Person();</text:p>
      <text:p text:style-name="Standard"><text:s text:c="8"/>try</text:p>
      <text:p text:style-name="Standard"><text:s text:c="8"/>{</text:p>
      <text:p text:style-name="Standard"><text:s text:c="12"/>person.SetAge(-5);</text:p>
      <text:p text:style-name="Standard"><text:s text:c="8"/>}</text:p>
      <text:p text:style-name="Standard"><text:s text:c="8"/>catch (InvalidAgeException ex)</text:p>
      <text:p text:style-name="Standard"><text:s text:c="8"/>{</text:p>
      <text:p text:style-name="Standard"><text:s text:c="12"/>Console.WriteLine(ex.Message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9.</text:span>Write a C# program to create an array of 5 strings containing the first names of your friends.</text:p>
      <text:p text:style-name="Standard">Count and display the total number of vowels (Uppercase and Lowercase) in all five strings</text:p>
      <text:p text:style-name="Standard">that you have entered.</text:p>
      <text:p text:style-name="Standard"/>
      <text:p text:style-name="Standard">class Program</text:p>
      <text:p text:style-name="Standard">{</text:p>
      <text:p text:style-name="Standard"><text:s text:c="4"/>static void Main(string[] args)</text:p>
      <text:p text:style-name="Standard"><text:s text:c="4"/>{</text:p>
      <text:p text:style-name="Standard"><text:s text:c="8"/>string[] friends = { "Alice", "Bob", "Charlie", "David", "Eve"};</text:p>
      <text:p text:style-name="Standard"><text:s text:c="8"/>int vowelCount = 0;</text:p>
      <text:p text:style-name="Standard"><text:s text:c="8"/>for (int i = 0; i &lt; friends.Length; i++)</text:p>
      <text:p text:style-name="Standard"><text:s text:c="8"/>{</text:p>
      <text:p text:style-name="Standard"><text:s text:c="12"/>string friendName = friends[i];</text:p>
      <text:p text:style-name="Standard"><text:s text:c="12"/>char[] vowels = { 'a', 'e', 'i', 'o', 'u', 'A', 'E', 'I', 'O', 'U' };</text:p>
      <text:p text:style-name="Standard"><text:s text:c="12"/>foreach (char c in friendName)</text:p>
      <text:p text:style-name="Standard"><text:s text:c="12"/>{</text:p>
      <text:p text:style-name="Standard"><text:s text:c="16"/>if (vowels.Contains(c))</text:p>
      <text:p text:style-name="Standard"><text:s text:c="16"/>{</text:p>
      <text:p text:style-name="Standard"><text:s text:c="20"/>vowelCount++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8"/>Console.WriteLine("Total number of vowels in all friend's names: " + vowelCount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3:28:50.983021121</meta:creation-date>
    <dc:date>2023-01-20T13:40:04.008553197</dc:date>
    <meta:editing-duration>PT11M13S</meta:editing-duration>
    <meta:editing-cycles>2</meta:editing-cycles>
    <meta:generator>LibreOffice/7.4.2.3$Linux_X86_64 LibreOffice_project/40$Build-3</meta:generator>
    <meta:document-statistic meta:table-count="0" meta:image-count="0" meta:object-count="0" meta:page-count="10" meta:paragraph-count="316" meta:word-count="999" meta:character-count="7921" meta:non-whitespace-character-count="5276"/>
  </office:meta>
</office:document-meta>
</file>